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 svg:font-family="ARIAL" style:font-family-generic="swiss"/>
    <style:font-face style:name="Arial1" svg:font-family="Arial" style:font-family-generic="swis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margin-top="0.278in" fo:margin-bottom="0.0835in" loext:contextual-spacing="false" fo:line-height="138%" fo:break-before="page"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2" style:family="paragraph" style:parent-style-name="Text_20_body">
      <style:text-properties fo:font-weight="normal"/>
    </style:style>
    <style:style style:name="P3" style:family="paragraph" style:parent-style-name="Text_20_body">
      <style:text-properties officeooo:paragraph-rsid="000f547f"/>
    </style:style>
    <style:style style:name="P4" style:family="paragraph" style:parent-style-name="Text_20_body">
      <style:text-properties officeooo:paragraph-rsid="0010facc"/>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f547f"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paragraph-rsid="000f547f" style:text-blinking="false" fo:background-color="transparent"/>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9pt" fo:font-style="normal" style:text-underline-style="none" fo:font-weight="bold" style:text-blinking="false" fo:background-color="#ffffff"/>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9pt" fo:font-style="normal" style:text-underline-style="none" fo:font-weight="normal" style:text-blinking="false" fo:background-color="#ffffff"/>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underline-style="solid" style:text-underline-width="auto" style:text-underline-color="font-color" fo:background-color="transparent"/>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1pt" fo:font-style="normal" style:text-underline-style="solid" style:text-underline-width="auto" style:text-underline-color="font-color" fo:font-weight="normal" fo:background-color="transparent"/>
    </style:style>
    <style:style style:name="P15" style:family="paragraph" style:parent-style-name="Text_20_body">
      <style:paragraph-properties fo:margin-top="0in" fo:margin-bottom="0in" loext:contextual-spacing="false" fo:line-height="138%" style:writing-mode="lr-tb"/>
      <style:text-properties fo:font-weight="normal"/>
    </style:style>
    <style:style style:name="P16" style:family="paragraph" style:parent-style-name="Text_20_body">
      <style:paragraph-properties fo:margin-top="0in" fo:margin-bottom="0in" loext:contextual-spacing="false" fo:line-height="138%" style:writing-mode="lr-tb"/>
    </style:style>
    <style:style style:name="P17" style:family="paragraph" style:parent-style-name="Text_20_body">
      <style:paragraph-properties fo:margin-top="0in" fo:margin-bottom="0in" loext:contextual-spacing="false" fo:line-height="138%" fo:text-align="center" style:justify-single-word="false" style:writing-mode="lr-tb"/>
    </style:style>
    <style:style style:name="P18" style:family="paragraph" style:parent-style-name="Text_20_body">
      <style:paragraph-properties fo:margin-top="0in" fo:margin-bottom="0in" loext:contextual-spacing="false" fo:line-height="138%" fo:break-before="pag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list-style-name="L5">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4" style:family="paragraph" style:parent-style-name="Text_20_body" style:list-style-name="L6">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5" style:family="paragraph" style:parent-style-name="Text_20_body" style:list-style-name="L7">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Text_20_body" style:list-style-name="L10">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7" style:family="paragraph" style:parent-style-name="Text_20_body" style:list-style-name="L1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8" style:family="paragraph" style:parent-style-name="Text_20_body" style:list-style-name="L1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Text_20_body" style:list-style-name="L1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0" style:family="paragraph" style:parent-style-name="Text_20_body" style:list-style-name="L1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ext_20_body" style:list-style-name="L7">
      <style:paragraph-properties fo:margin-top="0in" fo:margin-bottom="0in" loext:contextual-spacing="false" fo:line-height="138%" style:writing-mode="lr-tb"/>
      <style:text-properties officeooo:paragraph-rsid="000effed"/>
    </style:style>
    <style:style style:name="P32" style:family="paragraph" style:parent-style-name="Text_20_body">
      <style:paragraph-properties fo:margin-top="0.1in" fo:margin-bottom="0in" loext:contextual-spacing="false" fo:line-height="138%" fo:text-align="justify" style:justify-single-word="false" style:writing-mode="lr-tb"/>
    </style:style>
    <style:style style:name="P33" style:family="paragraph" style:parent-style-name="Text_20_body">
      <style:paragraph-properties fo:margin-top="0.1in" fo:margin-bottom="0in" loext:contextual-spacing="false" fo:line-height="138%" fo:text-align="justify" style:justify-single-word="false" style:writing-mode="lr-tb"/>
      <style:text-properties officeooo:paragraph-rsid="000effed"/>
    </style:style>
    <style:style style:name="T1" style:family="text">
      <style:text-properties style:font-name="Arial" fo:font-size="11pt" fo:font-style="normal" fo:font-weight="normal"/>
    </style:style>
    <style:style style:name="T2"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9pt" fo:font-style="normal" style:text-underline-style="none" style:text-blinking="false" fo:background-color="#ffffff" loext:char-shading-value="0"/>
    </style:style>
    <style:style style:name="T6" style:family="text">
      <style:text-properties fo:font-variant="normal" fo:text-transform="none" fo:color="#000000" style:text-line-through-style="none" style:text-line-through-type="none" style:font-name="Arial" fo:font-size="9pt" fo:font-style="normal" style:text-underline-style="none" fo:font-weight="bold" style:text-blinking="false" fo:background-color="#ffffff" loext:char-shading-value="0"/>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ffffff" loext:char-shading-value="0"/>
    </style:style>
    <style:style style:name="T8" style:family="text">
      <style:text-properties fo:font-weight="bold" style:font-weight-asian="bold" style:font-weight-complex="bold"/>
    </style:style>
    <style:style style:name="T9" style:family="text">
      <style:text-properties officeooo:rsid="00109335"/>
    </style:style>
    <style:style style:name="T10" style:family="text">
      <style:text-properties officeooo:rsid="0010fac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77d260d1-c75c-5e3d-6f1e-086f325599b0"/>couverture</text:p>
      <text:p text:style-name="P5">table des matières</text:p>
      <text:p text:style-name="P5">page blanche</text:p>
      <text:p text:style-name="P5">remerciements</text:p>
      <text:p text:style-name="P5">résumé</text:p>
      <text:p text:style-name="P5">summary</text:p>
      <text:p text:style-name="P5">introduction</text:p>
      <text:p text:style-name="P5">dimensions techniques</text:p>
      <text:p text:style-name="P5">dimensions humaines</text:p>
      <text:p text:style-name="P5">dimensions développement durable</text:p>
      <text:p text:style-name="P5">dimensions RSE</text:p>
      <text:p text:style-name="P5">conclusion</text:p>
      <text:p text:style-name="P5">bibliographie</text:p>
      <text:p text:style-name="P5">annexes (glossaire des sigles et acronymes)</text:p>
      <text:p text:style-name="P18">logo Lastline</text:p>
      <text:p text:style-name="P5">Entreprise d’accueil :</text:p>
      <text:p text:style-name="P5">Lastline, Inc</text:p>
      <text:p text:style-name="P5">6950 Hollister Avenue, Suite 101</text:p>
      <text:p text:style-name="P5">Goleta, CA 93117</text:p>
      <text:p text:style-name="P5">Tel : +1 805.456.7075</text:p>
      <text:p text:style-name="Text_20_body"/>
      <text:p text:style-name="P5">logo ESIEA</text:p>
      <text:p text:style-name="Text_20_body"/>
      <text:p text:style-name="P6">Mémoire de fin d’études ESIEA</text:p>
      <text:p text:style-name="Text_20_body"/>
      <text:p text:style-name="P6">-------</text:p>
      <text:p text:style-name="Text_20_body"/>
      <text:p text:style-name="P5">Titre du memoire en francais</text:p>
      <text:p text:style-name="P5">Titre du mémoire en anglais</text:p>
      <text:p text:style-name="P5">Leveraging data science against cyber attacks: the case of intrusion detection</text:p>
      <text:p text:style-name="P5">(éventuel sous titre)</text:p>
      <text:p text:style-name="Text_20_body"/>
      <text:p text:style-name="P6">Student : Laure Delisle</text:p>
      <text:p text:style-name="P6">Defense date : TBA</text:p>
      <text:p text:style-name="Text_20_body"/>
      <text:p text:style-name="P6">Composition du jury :</text:p>
      <text:p text:style-name="P6">Président de jury : TBA</text:p>
      <text:p text:style-name="P6">Maître de stage : Grégoire Jacob</text:p>
      <text:p text:style-name="P6">Tuteur pédagogique : Vincent Guyot</text:p>
      <text:p text:style-name="Text_20_body"/>
      <text:p text:style-name="P5">Président de jury + signa</text:p>
      <text:p text:style-name="P5">M. TBA</text:p>
      <text:p text:style-name="Text_20_body"/>
      <text:p text:style-name="P5">Maître de stage + signa</text:p>
      <text:p text:style-name="P5">M. JACOB Grégoire</text:p>
      <text:p text:style-name="Text_20_body"/>
      <text:p text:style-name="P5">Tuteur pédagogique + signa</text:p>
      <text:p text:style-name="P5">M. GUYOT Vincent</text:p>
      <text:p text:style-name="Text_20_body"/>
      <text:p text:style-name="P18">PAGE BLANCHE</text:p>
      <text:p text:style-name="P18">table des matières</text:p>
      <text:p text:style-name="Text_20_body"/>
      <text:p text:style-name="P18">remerciements</text:p>
      <text:p text:style-name="P18">résumé</text:p>
      <text:p text:style-name="P18">summary</text:p>
      <text:p text:style-name="P18">introduction</text:p>
      <text:p text:style-name="Text_20_body"/>
      <text:p text:style-name="P18">Etat de l’art</text:p>
      <text:p text:style-name="P5">mini 8 pages</text:p>
      <text:p text:style-name="Text_20_body"/>
      <text:p text:style-name="P8">Sur un sujet d’études en relation avec une ou plrs missions de votre stage</text:p>
      <text:list xml:id="list5287265963275868276" text:style-name="L1">
        <text:list-item>
          <text:p text:style-name="P19">prépondérante pour la validation de votre mémoire</text:p>
        </text:list-item>
        <text:list-item>
          <text:p text:style-name="P19">objet d’un chapitre à part de 8 pages minimum.</text:p>
        </text:list-item>
      </text:list>
      <text:p text:style-name="Text_20_body"/>
      <text:p text:style-name="P5">Objectifs:</text:p>
      <text:list xml:id="list4955352941171738184" text:style-name="L2">
        <text:list-item>
          <text:p text:style-name="P20">vue exhaustive mais synthétique</text:p>
        </text:list-item>
        <text:list-item>
          <text:p text:style-name="P20">ce qui se fait aujourd’hui sur un sujet donné</text:p>
        </text:list-item>
        <text:list-item>
          <text:p text:style-name="P20">ouvre des perspectives sur les évolutions et tendances futures</text:p>
        </text:list-item>
        <text:list-item>
          <text:p text:style-name="P20">prise de position sur les avantages et inconvénients de chaque option</text:p>
        </text:list-item>
        <text:list-item>
          <text:p text:style-name="P20">conclusion personnelle</text:p>
        </text:list-item>
      </text:list>
      <text:p text:style-name="Text_20_body"/>
      <text:p text:style-name="P5">Prise de recul</text:p>
      <text:list xml:id="list3175503222883613522" text:style-name="L3">
        <text:list-item>
          <text:p text:style-name="P21">recherche et analyse critique des aspects scientifiques, technologiques rencontrés au cours du stage / thématique liée aux missions et au contexte du stage.</text:p>
        </text:list-item>
      </text:list>
      <text:p text:style-name="Text_20_body"/>
      <text:p text:style-name="P5">Restituer un problème concret dans un cadre plus général</text:p>
      <text:p text:style-name="P5">Etude approfondie et critique de travaux existants,</text:p>
      <text:p text:style-name="P5">Synthèse</text:p>
      <text:list xml:id="list2806536683238997057" text:style-name="L4">
        <text:list-item>
          <text:p text:style-name="P22">exposé de vos conclusions</text:p>
        </text:list-item>
        <text:list-item>
          <text:p text:style-name="P22">proposition éventuelle des recommandations.</text:p>
        </text:list-item>
      </text:list>
      <text:p text:style-name="Text_20_body"/>
      <text:p text:style-name="P5">Par exemple :</text:p>
      <text:list xml:id="list1700017727997247362" text:style-name="L5">
        <text:list-item>
          <text:p text:style-name="P23">des alternatives à l’architecture, à l’organisation, aux produits ou aux processus retenus;</text:p>
        </text:list-item>
        <text:list-item>
          <text:p text:style-name="P23">une analyse des marchés visés et/ou une étude économique,</text:p>
        </text:list-item>
        <text:list-item>
          <text:p text:style-name="P23">une analyse de la portabilité de la solution développée, etc.</text:p>
        </text:list-item>
      </text:list>
      <text:p text:style-name="Text_20_body"/>
      <text:p text:style-name="P5">Votre étude comportera trois parties :</text:p>
      <text:list xml:id="list2871484182155696207" text:style-name="L6">
        <text:list-item>
          <text:p text:style-name="P24">recherche bibliographique commentée</text:p>
        </text:list-item>
        <text:list-item>
          <text:p text:style-name="P24">analyse approfondie et critique des sources retenues</text:p>
        </text:list-item>
        <text:list-item>
          <text:p text:style-name="P24">synthèse où vous comparerez les différents points de vue et proposerez vos conclusions.</text:p>
        </text:list-item>
      </text:list>
      <text:p text:style-name="P2"><text:soft-page-break/><text:line-break/></text:p>
      <text:h text:style-name="P1" text:outline-level="1">State of the art</text:h>
      <text:p text:style-name="P6">Leveraging data science against cyber attacks: the case of intrusion detection</text:p>
      <text:p text:style-name="P17"><text:span text:style-name="T4">Data science dans la lutte contre les cyberattaques: le cas de la détection d'intrusion</text:span></text:p>
      <text:h text:style-name="Heading_20_2" text:outline-level="2">Context</text:h>
      <text:p text:style-name="P32"><text:span text:style-name="T4">With cyber attacks becoming increasingly prevalent, information safety has become an important issue all over the world. Cyber attacks usually result in financial damage of several hundred millions dollars, in addition to intangible damage to reputation and undermined industrial competitive advantage.</text:span></text:p>
      <text:p text:style-name="Text_20_body">In France, it is a growing concern of national importance, as evidenced by recent reports published by the Ministère de l'Intérieur (Interior Ministry) in 2017. The situation is portrayed in the thorough “État de la menace liée au numérique en 2017“ [todo MININT1] (Cyber Threat situation in 2017) and some potential solutions are outlined in “Stratégie de lutte contre les cybermenaces”[todo MININT2] (Strategy to combat Cyber Threats).</text:p>
      <text:p text:style-name="Text_20_body">A cyber attack is legally defined as "a coordinated set of actions perpetrated in the cyberspace targeting information or systems processing it, undermining its availability, integrity, or confidentiality"[todo JOFR].</text:p>
      <text:p text:style-name="P33"><text:span text:style-name="T4">A coarse grain taxonomy of cyber attacks can be established as</text:span></text:p>
      <text:list xml:id="list6568825310725512941" text:style-name="L7">
        <text:list-item>
          <text:p text:style-name="P25">unwanted traffic (spam, denial of service...)</text:p>
        </text:list-item>
        <text:list-item>
          <text:p text:style-name="P25">malwares (virus, trojan...)</text:p>
        </text:list-item>
        <text:list-item>
          <text:p text:style-name="P31"><text:span text:style-name="T4">intrusions</text:span></text:p>
        </text:list-item>
      </text:list>
      <text:h text:style-name="Heading_20_2" text:outline-level="2">Intrusion detection</text:h>
      <text:p text:style-name="Text_20_body">The field of intrusion detection, taking form in Intrusion Detection Systems (IDS)s, is related to the cyber attacks of type "intrusion". An IDS can be compared to an alarm system: it aims at raising an alert in case of any suspicious or irregular activity on a given network.</text:p>
      <text:p text:style-name="P4">Dubbed as "one of the most fashionable computer security technologies"[todo Phrack] in Phrack <text:span text:style-name="T10">Magazine </text:span>in 2000, IDS methods are twofold: <text:span text:style-name="T8">misuse-based</text:span> and <text:span text:style-name="T8">anomaly-based</text:span>.</text:p>
      <text:p text:style-name="P4"><text:span text:style-name="T9">T</text:span>raditional misuse detection involves defining a set of events that represent attacks - "misuse", and attempting to detect that activity in the environment. <text:span text:style-name="T9">In contrast, anomaly detection consists in </text:span>defining a set of permitted events - "use", and detecting activity which represents exceptions to those events, hence "not use"</text:p>
      <text:h text:style-name="Heading_20_3" text:outline-level="3"><text:soft-page-break/>1.1 Misuse-based IDS</text:h>
      <text:p text:style-name="P5">Misuse-based IDS depend on predefined descriptions (also called rules or signatures) of intrusive behaviors. When some network activity matches a rule, an alert is raised. These IDS are very efficient at detecting already known intrusions at a low false positive rate. However, they inherently fail when facing unknown new intrusions.</text:p>
      <text:p text:style-name="Text_20_body"/>
      <text:p text:style-name="P8">BIJONE PART 8.2</text:p>
      <text:p text:style-name="Text_20_body"/>
      <text:p text:style-name="P13">⇒   <text:span text:style-name="T1">to add</text:span></text:p>
      <text:p text:style-name="P15"><text:span text:style-name="T2">Bro and its author Vern Paxson: anomaly detection </text:span><text:span text:style-name="T3">1999</text:span></text:p>
      <text:p text:style-name="Text_20_body"/>
      <text:p text:style-name="P5">TODO definition of signature</text:p>
      <text:p text:style-name="P5">can be hash, usually actions performed, ..</text:p>
      <text:p text:style-name="P5">need expert knowledge to write rules, rules can also be partly derived by some reverse engineering tools</text:p>
      <text:p text:style-name="P5">limited to its knowledge base, but essential for well-known &gt;</text:p>
      <text:p text:style-name="P5">(+) more efficient, almost instant, first filter! cannot be waived</text:p>
      <text:p text:style-name="P5">(+) minimal number of false positive</text:p>
      <text:p text:style-name="Text_20_body"/>
      <text:p text:style-name="P8">SURVEY UMICH</text:p>
      <text:p text:style-name="P5">rule based, state transition algos, genetic algos &gt;&gt; signature detection</text:p>
      <text:p text:style-name="Text_20_body"/>
      <text:p text:style-name="P8">SURVEY AM</text:p>
      <text:p text:style-name="P5">rules/signatures based: SNORT/SURICATA - rules and signatures, can be default, defined/customize by sysadmin, sourced from DB ex VT)</text:p>
      <text:p text:style-name="P16"><text:span text:style-name="T4">script based: BRO-IDS, script combine several signatures, conditions, more complex matching : detect patterns otherwise hard to match with simple rules but make it harder to interpret (more intricate)</text:span></text:p>
      <text:p text:style-name="P14">--</text:p>
      <text:p text:style-name="Text_20_body"/>
      <text:h text:style-name="Heading_20_3" text:outline-level="3">1.2 Anomaly-based IDS</text:h>
      <text:p text:style-name="P5">On the other hand, anomaly-based IDS consider intrusions as deviations from the usual network activity. They rely on the assumption that such abnormal behaviors (also called anomalies) are rare and different from normal behavior in a statistically significant manner.</text:p>
      <text:p text:style-name="Text_20_body"/>
      <text:p text:style-name="P8">BIJONE PART 8.1</text:p>
      <text:p text:style-name="Text_20_body"><text:soft-page-break/></text:p>
      <text:p text:style-name="P13">⇒ <text:span text:style-name="T1">to add</text:span></text:p>
      <text:p text:style-name="P10">Applying Genetic Programming to Intrusion Detection 1995</text:p>
      <text:p text:style-name="P11">in 1995, stemming from biology, anomaly based IDS idea</text:p>
      <text:p text:style-name="P11">Before that: misuse</text:p>
      <text:p text:style-name="Text_20_body"/>
      <text:p text:style-name="P15"><text:span text:style-name="T5">also find mention in 1999 in first usenix on intrusion detection </text:span><text:span text:style-name="T6">Learning Program Behavior Profiles for Intrusion Detection, Gosh, 1999</text:span></text:p>
      <text:p text:style-name="Text_20_body"/>
      <text:p text:style-name="P8">SURVEY UMICH 3.4 for def</text:p>
      <text:p text:style-name="P12">⇒ <text:span text:style-name="T1">this is where Data Science is useful and should be leveraged</text:span></text:p>
      <text:p text:style-name="Text_20_body"/>
      <text:p text:style-name="P15"><text:span text:style-name="T2">as introduced by </text:span><text:span text:style-name="T3">COMPUT INTEL </text:span><text:span text:style-name="T2">in 2008</text:span></text:p>
      <text:p text:style-name="P12">“<text:span text:style-name="T1">CI: artificial neural networks, fuzzy sets, evolutionary computation, artificial immune systems, and swarm intelligence”</text:span></text:p>
      <text:p text:style-name="Text_20_body"/>
      <text:p text:style-name="P5">anomalous with respect to  normal behaviors</text:p>
      <text:p text:style-name="P5">deviant from a norm, normal system usage</text:p>
      <text:p text:style-name="P5">as opposed to rule based detection system, can detect new attack never seen before</text:p>
      <text:p text:style-name="P5">pb: need a baseline, defined by sys admin or inferred from some network data</text:p>
      <text:p text:style-name="P5">it’s a classification problem&gt; anomalous or not (or more nuanced levels&gt; benign, suspicious, anomalous)</text:p>
      <text:p text:style-name="P5"/>
      <text:p text:style-name="P9">Performance evaluation</text:p>
      <text:p text:style-name="P9">SURVEY UMICH</text:p>
      <text:p text:style-name="P7">define FPR, confusion matrix, accuracy, recall, metrics useful</text:p>
      <text:p text:style-name="P3"/>
      <text:p text:style-name="P9">COMPUT INTEL 3c</text:p>
      <text:p text:style-name="P7">Datasets and Performance Evaluation &gt; worth mentioning how academia evaluates methods</text:p>
      <text:p text:style-name="P7">3.2 addresses perf metrics, confusion matrix etc</text:p>
      <text:p text:style-name="P3"/>
      <text:p text:style-name="P9">THESIS FOSCHINI</text:p>
      <text:p text:style-name="P7">Criteria for perf of IDS</text:p>
      <text:p text:style-name="P7">accuracy</text:p>
      <text:p text:style-name="P7">coverage (attacks IDS can detect if ideal cdtn)</text:p>
      <text:p text:style-name="P7">interoperability</text:p>
      <text:p text:style-name="P7">response time</text:p>
      <text:p text:style-name="P7"><text:soft-page-break/>responsiveness</text:p>
      <text:p text:style-name="Text_20_body"/>
      <text:p text:style-name="P8">Historical challenges</text:p>
      <text:p text:style-name="P5">Phrack states the challenges faced by IDS:</text:p>
      <text:list xml:id="list5298528610222905250" text:style-name="L10">
        <text:list-item>
          <text:p text:style-name="P26">False Alarm Rate (FPR)</text:p>
        </text:list-item>
        <text:list-item>
          <text:p text:style-name="P26">anomalous network behavior (some exist in the network environment by default:grey areas)</text:p>
        </text:list-item>
      </text:list>
      <text:p text:style-name="Text_20_body"/>
      <text:p text:style-name="P5">anti IDS techniques,</text:p>
      <text:list xml:id="list9060950388430235709" text:style-name="L11">
        <text:list-item>
          <text:p text:style-name="P27">eg whisker: craft small packets with small payloads + obfu to complicate reassembly and detection</text:p>
        </text:list-item>
        <text:list-item>
          <text:p text:style-name="P27">(obfuscation: polymorphism, encryption, encoding / insertion and evasion: fragmentation)</text:p>
        </text:list-item>
        <text:list-item>
          <text:p text:style-name="P27">application data being encrypted</text:p>
        </text:list-item>
        <text:list-item>
          <text:p text:style-name="P27">more recently APT</text:p>
        </text:list-item>
      </text:list>
      <text:p text:style-name="P2"><text:line-break/></text:p>
      <text:p text:style-name="P5">pitfalls:</text:p>
      <text:p text:style-name="P5">not anomalous events mean intrusion</text:p>
      <text:p text:style-name="P5">FPR</text:p>
      <text:p text:style-name="P5">need possibility to learn from mistakes if flagged as benign for instance</text:p>
      <text:p text:style-name="P5">best if coupled with a signature based system: complement each other (covering different grounds) + anomaly based system can learned from samples flagged as malicious/suspicious/benign by the tule based system and infer from that about new samples not matching any rule</text:p>
      <text:p text:style-name="Text_20_body"/>
      <text:p text:style-name="P5">reciprocally, signature can be extracted from anomalous events detected and added to sign based system (enriching it)</text:p>
      <text:p text:style-name="Text_20_body"/>
      <text:p text:style-name="P5">mutually beneficial</text:p>
      <text:p text:style-name="Text_20_body"/>
      <text:h text:style-name="Heading_20_2" text:outline-level="2">2. Leveraging DS for anomaly based intrusion detection</text:h>
      <text:list xml:id="list2133717915970760896" text:style-name="L12">
        <text:list-item>
          <text:p text:style-name="P28">artificial immune system?? or maybe misuse??</text:p>
        </text:list-item>
      </text:list>
      <text:p text:style-name="P8">SURVEY UMICH part 4</text:p>
      <text:list xml:id="list276322859832879867" text:style-name="L13">
        <text:list-item>
          <text:p text:style-name="P29">bayesian</text:p>
        </text:list-item>
        <text:list-item>
          <text:p text:style-name="P29">genetic algo?</text:p>
        </text:list-item>
        <text:list-item>
          <text:p text:style-name="P29">inductive rule generation algo</text:p>
        </text:list-item>
        <text:list-item>
          <text:p text:style-name="P29"><text:soft-page-break/>outlier detection</text:p>
        </text:list-item>
        <text:list-item>
          <text:p text:style-name="P29">clustering</text:p>
        </text:list-item>
        <text:list-item>
          <text:p text:style-name="P29">neural network</text:p>
        </text:list-item>
        <text:list-item>
          <text:p text:style-name="P29">fuzzy logic (in addition??)</text:p>
        </text:list-item>
      </text:list>
      <text:p text:style-name="Text_20_body"/>
      <text:p text:style-name="P8">COMPUT INTEL 4</text:p>
      <text:p text:style-name="P5">artificial NN</text:p>
      <text:list xml:id="list8438363861956151526" text:style-name="L14">
        <text:list-item>
          <text:p text:style-name="P30">supervised: Feed Forward NN, RNN, </text:p>
        </text:list-item>
        <text:list-item>
          <text:p text:style-name="P30">unsupervised: Self Organizing Maps, Adaptive Resonance Theory, </text:p>
        </text:list-item>
      </text:list>
      <text:p text:style-name="P5">how to improve (temporal, knowledge of ntk structure, feature extraction and engineering)</text:p>
      <text:p text:style-name="P5">fuzzy sets (for anomaly and misuse)</text:p>
      <text:p text:style-name="P5">evolutionary computation</text:p>
      <text:p text:style-name="P5">artificial immune systems &gt; this is leveraging bio and not really DS…. could be cited in perspective? maybe?&gt;..</text:p>
      <text:p text:style-name="P5">swarm intelligence &gt; idem</text:p>
      <text:p text:style-name="P5">soft computing (ANN + fuzzy)</text:p>
      <text:p text:style-name="P5">Ensemble approach!! (link to this when explaining work with Uptake)</text:p>
      <text:p text:style-name="Text_20_body"/>
      <text:h text:style-name="Heading_20_2" text:outline-level="2">3. Critical analysis of existing solutions</text:h>
      <text:p text:style-name="P8">SURVEY UMICH part 5</text:p>
      <text:p text:style-name="P8">COMPUT INTEL 5</text:p>
      <text:p text:style-name="Text_20_body"/>
      <text:h text:style-name="Heading_20_2" text:outline-level="2">4. Current trends and perspectives</text:h>
      <text:p text:style-name="P8">SURVEY UMICH part 6</text:p>
      <text:p text:style-name="P8">COMPUT INTEL 6</text:p>
      <text:p text:style-name="P2"><text:line-break/></text:p>
      <text:p text:style-name="P18">Dimensions techniques</text:p>
      <text:h text:style-name="P1" text:outline-level="1">Bibliography</text:h>
      <text:p text:style-name="Text_20_body"/>
      <text:p text:style-name="P5">MININT1: “État de la menace liée au numérique en 2017”</text:p>
      <text:p text:style-name="Text_20_body"/>
      <text:p text:style-name="P5">MININT2: “Stratégie de lutte contre les cybermenaces”</text:p>
      <text:p text:style-name="Text_20_body"/>
      <text:p text:style-name="P5">JOFR: "Vocabulaire de la défense : cyberdéfense (liste de termes, expressions et définitions adoptés)". NOR: CTNR1724864K, JORF n°0219 du 19 septembre 2017, texte n° 45.</text:p>
      <text:p text:style-name="Text_20_body"/>
      <text:p text:style-name="P5">Phrack: Sasha and Beetle. A strict anomaly detection model for IDS, Phrack 56 0x11, http://phrack.org/issues/56/11.html</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 svg:font-family="ARIAL" style:font-family-generic="swiss"/>
    <style:font-face style:name="Arial1" svg:font-family="Arial" style:font-family-generic="swis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in" loext:contextual-spacing="false" fo:line-height="138%" fo:text-align="justify" style:justify-single-word="false" style:writing-mode="lr-tb"/>
      <style:text-properties style:font-name="Arial1" fo:font-family="Arial" style:font-family-generic="swis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18:26:23.962948079</meta:creation-date>
    <meta:generator>LibreOffice/5.1.6.2$Linux_X86_64 LibreOffice_project/10m0$Build-2</meta:generator>
    <dc:date>2018-01-05T20:53:18.109929645</dc:date>
    <meta:editing-duration>PT44M57S</meta:editing-duration>
    <meta:editing-cycles>1</meta:editing-cycles>
    <meta:document-statistic meta:table-count="0" meta:image-count="0" meta:object-count="0" meta:page-count="17" meta:paragraph-count="186" meta:word-count="1416" meta:character-count="9218" meta:non-whitespace-character-count="8010"/>
  </office:meta>
</office:document-meta>
</file>